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64in"/>
    </style:style>
    <style:style style:name="co4" style:family="table-column">
      <style:table-column-properties fo:break-before="auto" style:column-width="0.9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items/sec</text:p>
          </table:table-cell>
          <table:table-cell office:value-type="string">
            <text:p>ratio versus native</text:p>
          </table:table-cell>
          <table:table-cell office:value-type="string">
            <text:p>percentage</text:p>
          </table:table-cell>
          <table:table-cell office:value-type="string">
            <text:p>times slower</text:p>
          </table:table-cell>
        </table:table-row>
        <table:table-row table:style-name="ro2">
          <table:table-cell office:value-type="string">
            <text:p>C for perf</text:p>
          </table:table-cell>
          <table:table-cell office:value-type="float" office:value="176366843033.51">
            <text:p>176366843033.51</text:p>
          </table:table-cell>
          <table:table-cell table:formula="of:=[.B2]/[.B2]" office:value-type="float" office:value="1">
            <text:p>1</text:p>
          </table:table-cell>
          <table:table-cell table:style-name="ce1" table:formula="of:=([.C2]*100)%" office:value-type="percentage" office:value="1">
            <text:p>100.000000%</text:p>
          </table:table-cell>
          <table:table-cell table:formula="of:=(1/[.C2])-1" office:value-type="float" office:value="0">
            <text:p>0</text:p>
          </table:table-cell>
        </table:table-row>
        <table:table-row table:style-name="ro2">
          <table:table-cell office:value-type="string">
            <text:p>Emscripten-ified C for perf</text:p>
          </table:table-cell>
          <table:table-cell office:value-type="float" office:value="12500000">
            <text:p>12500000</text:p>
          </table:table-cell>
          <table:table-cell table:formula="of:=[.B3]/[.B2]" office:value-type="float" office:value="0.000070875">
            <text:p>0.000070875</text:p>
          </table:table-cell>
          <table:table-cell table:style-name="ce1" table:formula="of:=([.C3]*100)%" office:value-type="percentage" office:value="0.000070875">
            <text:p>0.007088%</text:p>
          </table:table-cell>
          <table:table-cell table:formula="of:=(1/[.C3])-1" office:value-type="float" office:value="14108.3474426808">
            <text:p>14108.3474426808</text:p>
          </table:table-cell>
        </table:table-row>
        <table:table-row table:style-name="ro2">
          <table:table-cell office:value-type="string">
            <text:p>for loop perf</text:p>
          </table:table-cell>
          <table:table-cell office:value-type="float" office:value="10749166.6666667">
            <text:p>10749166.6666667</text:p>
          </table:table-cell>
          <table:table-cell table:formula="of:=[.B4]/[.B2]" office:value-type="float" office:value="0.000060947775">
            <text:p>6.0947775E-005</text:p>
          </table:table-cell>
          <table:table-cell table:style-name="ce1" table:formula="of:=([.C4]*100)%" office:value-type="percentage" office:value="0.000060947775">
            <text:p>0.006095%</text:p>
          </table:table-cell>
          <table:table-cell table:formula="of:=(1/[.C4])-1" office:value-type="float" office:value="16406.4898550439">
            <text:p>16406.4898550439</text:p>
          </table:table-cell>
        </table:table-row>
        <table:table-row table:style-name="ro2">
          <table:table-cell office:value-type="string">
            <text:p>ES5 map perf</text:p>
          </table:table-cell>
          <table:table-cell office:value-type="float" office:value="9922307.69230769">
            <text:p>9922307.69230769</text:p>
          </table:table-cell>
          <table:table-cell table:formula="of:=[.B5]/[.B2]" office:value-type="float" office:value="0.0000562594846153846">
            <text:p>5.62594846153846E-005</text:p>
          </table:table-cell>
          <table:table-cell table:style-name="ce1" table:formula="of:=([.C5]*100)%" office:value-type="percentage" office:value="0.0000562594846153846">
            <text:p>0.005626%</text:p>
          </table:table-cell>
          <table:table-cell table:formula="of:=(1/[.C5])-1" office:value-type="float" office:value="17773.7806762976">
            <text:p>17773.7806762976</text:p>
          </table:table-cell>
        </table:table-row>
        <table:table-row table:style-name="ro2">
          <table:table-cell office:value-type="string">
            <text:p>Underscore map perf</text:p>
          </table:table-cell>
          <table:table-cell office:value-type="float" office:value="9922307.69230769">
            <text:p>9922307.69230769</text:p>
          </table:table-cell>
          <table:table-cell table:formula="of:=[.B6]/[.B2]" office:value-type="float" office:value="0.0000562594846153846">
            <text:p>5.62594846153846E-005</text:p>
          </table:table-cell>
          <table:table-cell table:style-name="ce1" table:formula="of:=([.C6]*100)%" office:value-type="percentage" office:value="0.0000562594846153846">
            <text:p>0.005626%</text:p>
          </table:table-cell>
          <table:table-cell table:formula="of:=(1/[.C6])-1" office:value-type="float" office:value="17773.7806762976">
            <text:p>17773.7806762976</text:p>
          </table:table-cell>
        </table:table-row>
        <table:table-row table:style-name="ro2">
          <table:table-cell office:value-type="string">
            <text:p>Async map perf</text:p>
          </table:table-cell>
          <table:table-cell office:value-type="float" office:value="1183394.49541284">
            <text:p>1183394.49541284</text:p>
          </table:table-cell>
          <table:table-cell table:formula="of:=[.B7]/[.B2]" office:value-type="float" office:value="0.00000670984678899083">
            <text:p>6.70984678899083E-006</text:p>
          </table:table-cell>
          <table:table-cell table:style-name="ce1" table:formula="of:=([.C7]*100)%" office:value-type="percentage" office:value="0.00000670984678899083">
            <text:p>0.000671%</text:p>
          </table:table-cell>
          <table:table-cell table:formula="of:=(1/[.C7])-1" office:value-type="float" office:value="149033.699516649">
            <text:p>149033.699516649</text:p>
          </table:table-cell>
        </table:table-row>
        <table:table-row table:style-name="ro2">
          <table:table-cell office:value-type="string">
            <text:p>Queue-Flow map perf</text:p>
          </table:table-cell>
          <table:table-cell office:value-type="float" office:value="908380.281690141">
            <text:p>908380.281690141</text:p>
          </table:table-cell>
          <table:table-cell table:formula="of:=[.B8]/[.B2]" office:value-type="float" office:value="0.0000051505161971831">
            <text:p>5.1505161971831E-006</text:p>
          </table:table-cell>
          <table:table-cell table:style-name="ce1" table:formula="of:=([.C8]*100)%" office:value-type="percentage" office:value="0.0000051505161971831">
            <text:p>0.000515%</text:p>
          </table:table-cell>
          <table:table-cell table:formula="of:=(1/[.C8])-1" office:value-type="float" office:value="194154.29661802">
            <text:p>194154.29661802</text:p>
          </table:table-cell>
        </table:table-row>
        <table:table-row table:style-name="ro2">
          <table:table-cell office:value-type="string">
            <text:p>When map perf</text:p>
          </table:table-cell>
          <table:table-cell office:value-type="float" office:value="45936.6096866097">
            <text:p>45936.6096866097</text:p>
          </table:table-cell>
          <table:table-cell table:formula="of:=[.B9]/[.B2]" office:value-type="float" office:value="0.000000260460576923077">
            <text:p>2.60460576923077E-007</text:p>
          </table:table-cell>
          <table:table-cell table:style-name="ce1" table:formula="of:=([.C9]*100)%" office:value-type="percentage" office:value="0.000000260460576923077">
            <text:p>0.000026%</text:p>
          </table:table-cell>
          <table:table-cell table:formula="of:=(1/[.C9])-1" office:value-type="float" office:value="3839351.62608028">
            <text:p>3839351.62608028</text:p>
          </table:table-cell>
        </table:table-row>
        <table:table-row table:style-name="ro2">
          <table:table-cell office:value-type="string">
            <text:p>Q sorta-map perf</text:p>
          </table:table-cell>
          <table:table-cell office:value-type="float" office:value="30074.609466076">
            <text:p>30074.609466076</text:p>
          </table:table-cell>
          <table:table-cell table:formula="of:=[.B10]/[.B2]" office:value-type="float" office:value="0.000000170523035672651">
            <text:p>1.70523035672651E-007</text:p>
          </table:table-cell>
          <table:table-cell table:style-name="ce1" table:formula="of:=([.C10]*100)%" office:value-type="percentage" office:value="0.000000170523035672651">
            <text:p>0.000017%</text:p>
          </table:table-cell>
          <table:table-cell table:formula="of:=(1/[.C10])-1" office:value-type="float" office:value="5864309.33235695">
            <text:p>5864309.33235695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9:08:38</meta:creation-date>
    <meta:generator>LibreOffice/4.0.4.2$MacOSX_x86 LibreOffice_project/9e9821abd0ffdbc09cd8c52eaa574fa09eb08f2</meta:generator>
    <meta:document-statistic meta:table-count="1" meta:cell-count="50" meta:object-count="0"/>
  </office:meta>
</office:document-meta>
</file>